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/>
      <style:text-properties fo:font-weight="bold" style:font-weight-asian="bold"/>
    </style:style>
    <style:style style:name="P2" style:family="paragraph" style:parent-style-name="Standard">
      <loext:graphic-properties draw:fill="solid" draw:fill-color="#ffffff"/>
      <style:paragraph-properties fo:background-color="#ffffff"/>
    </style:style>
    <style:style style:name="P3" style:family="paragraph" style:parent-style-name="Standard" style:list-style-name="WWNum2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  <style:text-properties fo:font-weight="bold" style:font-weight-asian="bold"/>
    </style:style>
    <style:style style:name="P7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keep-together="auto" fo:text-indent="-0.25in" style:auto-text-indent="false" fo:background-color="#ffffff" fo:keep-with-next="auto"/>
    </style:style>
    <style:style style:name="P8" style:family="paragraph" style:parent-style-name="Standard" style:list-style-name="WWNum2">
      <loext:graphic-properties draw:fill="solid" draw:fill-color="#ffffff"/>
      <style:paragraph-properties fo:margin-left="0.5in" fo:margin-right="0in" fo:text-indent="-0.25in" style:auto-text-indent="false" fo:break-before="page" fo:background-color="#ffffff"/>
    </style:style>
    <style:style style:name="P9" style:family="paragraph" style:parent-style-name="Standard" style:list-style-name="WWNum1">
      <loext:graphic-properties draw:fill="solid" draw:fill-color="#ffffff"/>
      <style:paragraph-properties fo:margin-left="0.5in" fo:margin-right="0in" fo:text-indent="-0.25in" style:auto-text-indent="false" fo:break-before="page" fo:background-color="#ffffff"/>
    </style:style>
    <style:style style:name="P10" style:family="paragraph" style:parent-style-name="Standard" style:list-style-name="WWNum2" style:master-page-name="Standard">
      <style:paragraph-properties fo:margin-left="0.5in" fo:margin-right="0in" fo:text-indent="-0.25in" style:auto-text-indent="false" style:page-number="1"/>
    </style:style>
    <style:style style:name="P11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2">
      <style:paragraph-properties fo:margin-left="1in" fo:margin-right="0in" fo:text-indent="-0.25in" style:auto-text-indent="false"/>
    </style:style>
    <style:style style:name="P13" style:family="paragraph" style:parent-style-name="Standard" style:list-style-name="WWNum2">
      <loext:graphic-properties draw:fill="solid" draw:fill-color="#ffffff"/>
      <style:paragraph-properties fo:margin-left="1in" fo:margin-right="0in" fo:text-indent="-0.25in" style:auto-text-indent="false" fo:background-color="#ffffff"/>
    </style:style>
    <style:style style:name="P14" style:family="paragraph" style:parent-style-name="Standard" style:list-style-name="WWNum1">
      <loext:graphic-properties draw:fill="solid" draw:fill-color="#ffffff"/>
      <style:paragraph-properties fo:margin-left="1in" fo:margin-right="0in" fo:text-indent="-0.25in" style:auto-text-indent="false" fo:background-color="#ffffff"/>
    </style:style>
    <style:style style:name="P15" style:family="paragraph" style:parent-style-name="Standard" style:list-style-name="WWNum2">
      <style:paragraph-properties fo:margin-left="1in" fo:margin-right="0in" fo:text-indent="-0.25in" style:auto-text-indent="false" fo:break-before="page"/>
    </style:style>
    <style:style style:name="P16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</style:style>
    <style:style style:name="P17" style:family="paragraph" style:parent-style-name="Standard">
      <style:paragraph-properties fo:margin-left="1in" fo:margin-right="0in" fo:text-indent="0in" style:auto-text-indent="false"/>
    </style:style>
    <style:style style:name="P18" style:family="paragraph" style:parent-style-name="Standard">
      <loext:graphic-properties draw:fill="solid" draw:fill-color="#ffffff"/>
      <style:paragraph-properties fo:margin-left="1in" fo:margin-right="0in" fo:text-indent="0in" style:auto-text-indent="false" fo:background-color="#ffffff"/>
    </style:style>
    <style:style style:name="P19" style:family="paragraph" style:parent-style-name="Standard">
      <loext:graphic-properties draw:fill="solid" draw:fill-color="#ffffff"/>
      <style:paragraph-properties fo:margin-left="1in" fo:margin-right="0in" fo:text-indent="0in" style:auto-text-indent="false" fo:background-color="#ffffff"/>
      <style:text-properties fo:font-weight="bold" style:font-weight-asian="bold"/>
    </style:style>
    <style:style style:name="P20" style:family="paragraph" style:parent-style-name="Standard" style:list-style-name="WWNum2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2">
      <style:paragraph-properties fo:margin-left="1.5in" fo:margin-right="0in" fo:text-indent="-0.25in" style:auto-text-indent="false"/>
    </style:style>
    <style:style style:name="P22" style:family="paragraph" style:parent-style-name="Standard" style:list-style-name="WWNum2">
      <loext:graphic-properties draw:fill="solid" draw:fill-color="#ffffff"/>
      <style:paragraph-properties fo:margin-left="1.5in" fo:margin-right="0in" fo:text-indent="-0.25in" style:auto-text-indent="false" fo:background-color="#ffffff"/>
    </style:style>
    <style:style style:name="P23" style:family="paragraph" style:parent-style-name="Standard" style:list-style-name="WWNum1">
      <loext:graphic-properties draw:fill="solid" draw:fill-color="#ffffff"/>
      <style:paragraph-properties fo:margin-left="1.5in" fo:margin-right="0in" fo:text-indent="-0.25in" style:auto-text-indent="false" fo:background-color="#ffffff"/>
    </style:style>
    <style:style style:name="P24" style:family="paragraph" style:parent-style-name="Standard" style:list-style-name="WWNum2">
      <style:paragraph-properties fo:margin-left="1.5in" fo:margin-right="0in" fo:text-indent="-0.25in" style:auto-text-indent="false" fo:break-before="page"/>
    </style:style>
    <style:style style:name="P25" style:family="paragraph" style:parent-style-name="Standard">
      <style:paragraph-properties fo:margin-left="1.5in" fo:margin-right="0in" fo:margin-top="0in" fo:margin-bottom="0in" loext:contextual-spacing="false" fo:line-height="100%" fo:text-indent="0in" style:auto-text-indent="false"/>
    </style:style>
    <style:style style:name="P26" style:family="paragraph" style:parent-style-name="Standard">
      <style:paragraph-properties fo:margin-left="1.5in" fo:margin-right="0in" fo:margin-top="0in" fo:margin-bottom="0in" loext:contextual-spacing="false" fo:line-height="100%" fo:text-indent="0in" style:auto-text-indent="false"/>
      <style:text-properties fo:font-weight="bold" style:font-weight-asian="bold"/>
    </style:style>
    <style:style style:name="P27" style:family="paragraph" style:parent-style-name="Standard">
      <style:paragraph-properties fo:margin-left="1.5in" fo:margin-right="0in" fo:text-indent="0in" style:auto-text-indent="false"/>
    </style:style>
    <style:style style:name="P28" style:family="paragraph" style:parent-style-name="Standard">
      <style:paragraph-properties fo:margin-left="1.5in" fo:margin-right="0in" fo:text-indent="0in" style:auto-text-indent="false"/>
      <style:text-properties fo:font-weight="bold" style:font-weight-asian="bold"/>
    </style:style>
    <style:style style:name="P29" style:family="paragraph" style:parent-style-name="Standard">
      <loext:graphic-properties draw:fill="solid" draw:fill-color="#ffffff"/>
      <style:paragraph-properties fo:margin-left="1.5in" fo:margin-right="0in" fo:text-indent="0in" style:auto-text-indent="false" fo:background-color="#ffffff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31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  <style:text-properties fo:font-weight="bold" style:font-weight-asian="bold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Courier New" fo:font-weight="bold" style:font-name-asian="Courier New1" style:font-weight-asian="bold" style:font-name-complex="Courier New1"/>
    </style:style>
    <style:style style:name="P33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</style:style>
    <style:style style:name="P34" style:family="paragraph" style:parent-style-name="Standard">
      <loext:graphic-properties draw:fill="solid" draw:fill-color="#ffffff"/>
      <style:paragraph-properties fo:margin-left="0.5in" fo:margin-right="0in" fo:text-indent="0in" style:auto-text-indent="false" fo:background-color="#ffffff"/>
      <style:text-properties style:font-name="Courier New" fo:font-weight="bold" style:font-name-asian="Courier New1" style:font-weight-asian="bold" style:font-name-complex="Courier New1"/>
    </style:style>
    <style:style style:name="P35" style:family="paragraph" style:parent-style-name="Standard">
      <loext:graphic-properties draw:fill="solid" draw:fill-color="#ffffff"/>
      <style:paragraph-properties fo:margin-left="0.5in" fo:margin-right="0in" fo:text-indent="0in" style:auto-text-indent="false" fo:background-color="#ffffff"/>
      <style:text-properties fo:font-weight="bold" style:font-weight-asian="bold"/>
    </style:style>
    <style:style style:name="P36" style:family="paragraph" style:parent-style-name="Standard" style:list-style-name="WWNum2">
      <style:paragraph-properties fo:margin-left="2in" fo:margin-right="0in" fo:text-indent="-0.25in" style:auto-text-indent="false"/>
    </style:style>
    <style:style style:name="P37" style:family="paragraph" style:parent-style-name="Standard" style:list-style-name="WWNum2">
      <style:paragraph-properties fo:margin-left="2in" fo:margin-right="0in" fo:text-indent="-0.25in" style:auto-text-indent="false" fo:break-before="page"/>
    </style:style>
    <style:style style:name="P38" style:family="paragraph" style:parent-style-name="Standard">
      <style:paragraph-properties fo:margin-left="2in" fo:margin-right="0in" fo:text-indent="0in" style:auto-text-indent="false"/>
    </style:style>
    <style:style style:name="P39" style:family="paragraph" style:parent-style-name="Standard">
      <style:paragraph-properties fo:margin-left="2in" fo:margin-right="0in" fo:text-indent="0in" style:auto-text-indent="false"/>
      <style:text-properties fo:font-weight="bold" style:font-weight-asian="bold"/>
    </style:style>
    <style:style style:name="P40" style:family="paragraph" style:parent-style-name="Standard" style:list-style-name="WWNum2">
      <style:paragraph-properties fo:margin-left="2.5in" fo:margin-right="0in" fo:text-indent="-0.25in" style:auto-text-indent="false"/>
    </style:style>
    <style:style style:name="P41" style:family="paragraph" style:parent-style-name="Standard">
      <style:paragraph-properties fo:margin-left="2.5in" fo:margin-right="0in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ff0000" fo:font-weight="bold" style:font-weight-asian="bold"/>
    </style:style>
    <style:style style:name="T5" style:family="text">
      <style:text-properties fo:color="#ff0000" style:font-name="Courier New" fo:font-weight="bold" style:font-name-asian="Courier New1" style:font-weight-asian="bold" style:font-name-complex="Courier New1"/>
    </style:style>
    <style:style style:name="T6" style:family="text">
      <style:text-properties fo:color="#ff0000" style:text-line-through-style="solid" style:text-line-through-type="single" fo:font-weight="bold" style:font-weight-asian="bold"/>
    </style:style>
    <style:style style:name="T7" style:family="text">
      <style:text-properties style:font-name="Courier New" fo:font-weight="bold" style:font-name-asian="Courier New1" style:font-weight-asian="bold" style:font-name-complex="Courier New1"/>
    </style:style>
    <style:style style:name="T8" style:family="text">
      <style:text-properties style:text-underline-style="none" fo:font-weight="bold" style:font-weight-asian="bold"/>
    </style:style>
    <style:style style:name="T9" style:family="text">
      <style:text-properties style:text-line-through-style="solid" style:text-line-through-type="single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85083030" text:style-name="WWNum2">
        <text:list-item>
          <text:p text:style-name="P10"><text:span text:style-name="T1">參考 </text:span><text:a xlink:type="simple" xlink:href="https://www.linode.com/docs/security/authentication/gpg-key-for-ssh-authentication/" text:style-name="ListLabel_20_19" text:visited-style-name="ListLabel_20_19"><text:span text:style-name="T2">https://www.linode.com/docs/security/authentication/gpg-key-for-ssh-authentication/</text:span></text:a></text:p>
        </text:list-item>
        <text:list-item>
          <text:p text:style-name="P7"><text:span text:style-name="T1">環境 VMware + Ubuntu 18.04 Server amd64</text:span></text:p>
        </text:list-item>
        <text:list-item>
          <text:p text:style-name="P7"><text:span text:style-name="T3">生成主密鑰對 </text:span><text:span text:style-name="T1">GPG Master Key</text:span></text:p>
          <text:list>
            <text:list-item>
              <text:p text:style-name="P11"><text:span text:style-name="T1">$ sudo su</text:span></text:p>
            </text:list-item>
            <text:list-item>
              <text:p text:style-name="P11"><text:span text:style-name="T1">$ apt install rng-tools5 gnupg2</text:span></text:p>
            </text:list-item>
            <text:list-item>
              <text:p text:style-name="P11"><text:span text:style-name="T1">$ gpg2 --full-generate-key (--gen-key)</text:span></text:p>
            </text:list-item>
          </text:list>
        </text:list-item>
      </text:list>
      <text:p text:style-name="P16"><text:span text:style-name="T1">gpg: keybox '/root/.gnupg/pubring.kbx' created</text:span></text:p>
      <text:p text:style-name="P16"><text:span text:style-name="T1">Note: Use "gpg --full-generate-key" for a full featured key generation dialog.</text:span></text:p>
      <text:list xml:id="list200815986236780" text:continue-numbering="true" text:style-name="WWNum2">
        <text:list-item>
          <text:list>
            <text:list-item>
              <text:list>
                <text:list-item>
                  <text:p text:style-name="P20"><text:span text:style-name="T1">gpg: directory ‘/root/.gnupg’ created</text:span></text:p>
                </text:list-item>
              </text:list>
            </text:list-item>
          </text:list>
        </text:list-item>
      </text:list>
      <text:p text:style-name="P25"><text:span text:style-name="T1">gpg: keybox ‘/root/.gnupg/pubring.kbx’ created</text:span></text:p>
      <text:p text:style-name="P26"/>
      <text:list xml:id="list200815691591886" text:continue-numbering="true" text:style-name="WWNum2">
        <text:list-item>
          <text:list>
            <text:list-item>
              <text:list>
                <text:list-item>
                  <text:p text:style-name="P20"><text:span text:style-name="T1">Please select what kind of key you want:</text:span></text:p>
                </text:list-item>
              </text:list>
            </text:list-item>
          </text:list>
        </text:list-item>
      </text:list>
      <text:p text:style-name="P25"><text:span text:style-name="T1">(1) RSA and RSA (default)</text:span></text:p>
      <text:p text:style-name="P25"><text:span text:style-name="T1">...</text:span></text:p>
      <text:p text:style-name="P25"><text:span text:style-name="T1">Your selection? </text:span><text:span text:style-name="T4">1</text:span></text:p>
      <text:p text:style-name="P28"/>
      <text:list xml:id="list200816504935861" text:continue-numbering="true" text:style-name="WWNum2">
        <text:list-item>
          <text:list>
            <text:list-item>
              <text:list>
                <text:list-item>
                  <text:p text:style-name="P21"><text:span text:style-name="T1">RSA keys may be between 1024 and 4096 bits long.</text:span></text:p>
                </text:list-item>
              </text:list>
            </text:list-item>
          </text:list>
        </text:list-item>
      </text:list>
      <text:p text:style-name="P27"><text:span text:style-name="T1">What keysize do you want? (3072) </text:span><text:span text:style-name="T4">4096</text:span></text:p>
      <text:p text:style-name="P28"/>
      <text:list xml:id="list200816831241985" text:continue-numbering="true" text:style-name="WWNum2">
        <text:list-item>
          <text:list>
            <text:list-item>
              <text:list>
                <text:list-item>
                  <text:p text:style-name="P21"><text:span text:style-name="T1">Please specify how long the key should be valid.</text:span></text:p>
                </text:list-item>
              </text:list>
            </text:list-item>
          </text:list>
        </text:list-item>
      </text:list>
      <text:p text:style-name="P27"><text:soft-page-break/><text:span text:style-name="T1">0 = key does not expire</text:span></text:p>
      <text:p text:style-name="P27"><text:span text:style-name="T1">…</text:span></text:p>
      <text:p text:style-name="P27"><text:span text:style-name="T1">Key is valid for? (0) </text:span><text:span text:style-name="T4">0</text:span></text:p>
      <text:list xml:id="list200817059190856" text:continue-numbering="true" text:style-name="WWNum2">
        <text:list-item>
          <text:list>
            <text:list-item>
              <text:list>
                <text:list-item>
                  <text:p text:style-name="P21"><text:span text:style-name="T1">Key does not expire at all</text:span></text:p>
                </text:list-item>
              </text:list>
            </text:list-item>
          </text:list>
        </text:list-item>
      </text:list>
      <text:p text:style-name="P27"><text:span text:style-name="T1">Is this corrent? (y/N) </text:span><text:span text:style-name="T4">y</text:span></text:p>
      <text:p text:style-name="P28"/>
      <text:list xml:id="list200817235751471" text:continue-numbering="true" text:style-name="WWNum2">
        <text:list-item>
          <text:list>
            <text:list-item>
              <text:list>
                <text:list-item>
                  <text:p text:style-name="P21"><text:span text:style-name="T1">Real name: {real-name}</text:span></text:p>
                </text:list-item>
                <text:list-item>
                  <text:p text:style-name="P21"><text:span text:style-name="T1">Email address: {email-address}</text:span></text:p>
                </text:list-item>
              </text:list>
            </text:list-item>
          </text:list>
        </text:list-item>
      </text:list>
      <text:p text:style-name="P27"><text:span text:style-name="T1">Comment: {comment}</text:span></text:p>
      <text:list xml:id="list200815393539201" text:continue-numbering="true" text:style-name="WWNum2">
        <text:list-item>
          <text:list>
            <text:list-item>
              <text:list>
                <text:list-item>
                  <text:p text:style-name="P21"><text:span text:style-name="T1">Change (N)ame, (C)omment, (E)mail or (O)kay/(Q)uit? </text:span><text:span text:style-name="T4">O</text:span></text:p>
                </text:list-item>
              </text:list>
            </text:list-item>
          </text:list>
        </text:list-item>
      </text:list>
      <text:p text:style-name="P28"/>
      <text:list xml:id="list200815999046085" text:continue-numbering="true" text:style-name="WWNum2">
        <text:list-item>
          <text:list>
            <text:list-item>
              <text:list>
                <text:list-item>
                  <text:p text:style-name="P21"><text:span text:style-name="T1">Passphrase: {</text:span><text:span text:style-name="T4">GPG Master Key Passphrase</text:span><text:span text:style-name="T1">}</text:span></text:p>
                </text:list-item>
              </text:list>
            </text:list-item>
          </text:list>
        </text:list-item>
      </text:list>
      <text:p text:style-name="P30"/>
      <text:p text:style-name="P30"/>
      <text:list xml:id="list200815451629919" text:continue-numbering="true" text:style-name="WWNum2">
        <text:list-item>
          <text:list>
            <text:list-item>
              <text:list>
                <text:list-item>
                  <text:p text:style-name="P24"><text:span text:style-name="T1">gpg: /root/.gnupg/trustdb.gpg: trustdb created</text:span></text:p>
                </text:list-item>
              </text:list>
            </text:list-item>
          </text:list>
        </text:list-item>
      </text:list>
      <text:p text:style-name="P27"><text:span text:style-name="T1">gpg: key {key-id_16} marked as ultimtely trusted</text:span></text:p>
      <text:p text:style-name="P27"><text:span text:style-name="T1">gpg: directory ‘/root/.gnupg/opengpg-revocs.d’ created</text:span></text:p>
      <text:p text:style-name="P27"><text:span text:style-name="T1">gpg: revocation certificate stored as ‘/root/.gnupg/opengpg-revocs.d/{key-id_40}.rev’</text:span></text:p>
      <text:p text:style-name="P27"><text:span text:style-name="T1">public and secret key created and signed.</text:span></text:p>
      <text:p text:style-name="P28"/>
      <text:p text:style-name="P27"><text:span text:style-name="T7">pub <text:s text:c="2"/>rsa4096 YYYY-MM-DD [SC]</text:span></text:p>
      <text:p text:style-name="P27"><text:span text:style-name="T7"><text:s text:c="6"/>{key-id_40}</text:span></text:p>
      <text:p text:style-name="P27"><text:span text:style-name="T7">uid <text:s text:c="2"/>${real-name} (${comment}) &lt;${email-address}&gt;</text:span></text:p>
      <text:p text:style-name="P27"><text:span text:style-name="T7">sub <text:s text:c="2"/>rsa4096 YYY-MM-DD [E]</text:span></text:p>
      <text:p text:style-name="P30"/>
      <text:list xml:id="list200817437622254" text:continue-numbering="true" text:style-name="WWNum2">
        <text:list-item>
          <text:p text:style-name="P7"><text:span text:style-name="T1">生成更多的子密鑰對 Global SSH Authentication SubKey</text:span></text:p>
          <text:list>
            <text:list-item>
              <text:p text:style-name="P12"><text:span text:style-name="T1">$ sudo su</text:span></text:p>
            </text:list-item>
            <text:list-item>
              <text:p text:style-name="P13"><text:span text:style-name="T1">$ gpg --list-secret-keys --keyid-format short</text:span></text:p>
            </text:list-item>
          </text:list>
        </text:list-item>
      </text:list>
      <text:p text:style-name="P18"><text:span text:style-name="T7">/root/.gnupg/pubring.kbx</text:span></text:p>
      <text:p text:style-name="P18"><text:span text:style-name="T7">------------------------</text:span></text:p>
      <text:p text:style-name="P18"><text:span text:style-name="T7">sec <text:s text:c="2"/>rsa4096/{key-id_8} YYYY-MM-DD [SC]</text:span></text:p>
      <text:p text:style-name="P18"><text:span text:style-name="T7"><text:s text:c="2"/><text:tab/> {key-id_40}</text:span></text:p>
      <text:p text:style-name="P18"><text:span text:style-name="T7">uid <text:s text:c="4"/><text:tab/> <text:s/>[ultimate] ${real-name} (${comment}) &lt;${email-address}&gt;</text:span></text:p>
      <text:p text:style-name="P18"><text:span text:style-name="T7">ssb <text:s text:c="2"/>rsa4096/{key-id_8} YYYY-MM-DD [E]</text:span></text:p>
      <text:p text:style-name="P34"/>
      <text:list xml:id="list200815917236741" text:continue-numbering="true" text:style-name="WWNum2">
        <text:list-item>
          <text:list>
            <text:list-item>
              <text:p text:style-name="P12"><text:soft-page-break/><text:span text:style-name="T1">$ gpg2 </text:span><text:span text:style-name="T4">--expert</text:span><text:span text:style-name="T1"> --edit-key {key-id}</text:span></text:p>
              <text:list>
                <text:list-item>
                  <text:p text:style-name="P21"><text:span text:style-name="T1">gpg&gt; addkey</text:span></text:p>
                  <text:list>
                    <text:list-item>
                      <text:p text:style-name="P36"><text:span text:style-name="T1">Please select what kind of key you want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><text:span text:style-name="T1"><text:s text:c="5"/>...</text:span></text:p>
      <text:p text:style-name="P38"><text:span text:style-name="T1"><text:s text:c="5"/>(8) RSA (set your own capabilities)</text:span></text:p>
      <text:p text:style-name="P38"><text:span text:style-name="T1"><text:s text:c="5"/>...</text:span></text:p>
      <text:p text:style-name="P38"><text:span text:style-name="T1">Your selection? </text:span><text:span text:style-name="T4">8</text:span></text:p>
      <text:list xml:id="list200817439554925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6"><text:span text:style-name="T1">Possible actions for a RSA key: Sign Encrypt Authenticate</text:span></text:p>
                    </text:list-item>
                    <text:list-item>
                      <text:p text:style-name="P36"><text:span text:style-name="T1">Current allowed actions: Sign Encryp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p text:style-name="P38"><text:span text:style-name="T1"><text:s text:c="3"/>(S) Toggle the sign capability</text:span></text:p>
      <text:p text:style-name="P38"><text:span text:style-name="T1"><text:s text:c="3"/>(E) Toggle the encrypt capability</text:span></text:p>
      <text:p text:style-name="P38"><text:span text:style-name="T1"><text:s text:c="3"/>(A) Toggle the authenticate capability</text:span></text:p>
      <text:p text:style-name="P38"><text:span text:style-name="T1"><text:s text:c="3"/>(Q) Finished</text:span></text:p>
      <text:p text:style-name="P30"/>
      <text:list xml:id="list200817043075069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7"><text:span text:style-name="T1">Enter </text:span><text:span text:style-name="T4">S</text:span><text:span text:style-name="T1"> to toggle the ‘Sign’ action off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><text:span text:style-name="T1">Possible actions for a RSA key: Sign Encrypt Authenticate</text:span></text:p>
      <text:p text:style-name="P38"><text:span text:style-name="T1">Current allowed actions: Encrypt</text:span></text:p>
      <text:p text:style-name="P38"><text:span text:style-name="T1">Enter </text:span><text:span text:style-name="T4">E</text:span><text:span text:style-name="T1"> to toggle the ‘Encrypt’ action off.</text:span></text:p>
      <text:list xml:id="list200817012093789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6"><text:span text:style-name="T1">Possible actions for a RSA key: Sign Encrypt Authenticat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><text:span text:style-name="T1">Current allowed actions:</text:span></text:p>
      <text:p text:style-name="P38"><text:span text:style-name="T1">Enter </text:span><text:span text:style-name="T4">A</text:span><text:span text:style-name="T1"> to toggle the ‘Authenticate’ action on.</text:span></text:p>
      <text:list xml:id="list200815571438558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6"><text:span text:style-name="T1">Possible actions for a RSA key: Sign Encrypt Authenticat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><text:span text:style-name="T1">Current allowed actions: </text:span><text:span text:style-name="T4">Authenticate</text:span></text:p>
      <text:p text:style-name="P38"><text:span text:style-name="T1">Enter </text:span><text:span text:style-name="T4">Q</text:span><text:span text:style-name="T1"> to continue.</text:span></text:p>
      <text:p text:style-name="P28"/>
      <text:list xml:id="list200816163764796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6"><text:span text:style-name="T1">RSA keys may be between 1024 and 4096 bits long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><text:span text:style-name="T1">What keysize do you want? (3072) </text:span><text:span text:style-name="T4">2048</text:span></text:p>
      <text:p text:style-name="P28"/>
      <text:list xml:id="list200816749576525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6"><text:span text:style-name="T1">Please specify how long the key should be valid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><text:span text:style-name="T1">0 = key does not expire</text:span></text:p>
      <text:p text:style-name="P38"><text:span text:style-name="T1">…</text:span></text:p>
      <text:p text:style-name="P38"><text:span text:style-name="T1">Key is valid for? (0) </text:span><text:span text:style-name="T4">0</text:span></text:p>
      <text:list xml:id="list200815799203317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6"><text:span text:style-name="T1">Key does not expire at all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><text:span text:style-name="T1">Is this corrent? (y/N) </text:span><text:span text:style-name="T4">y</text:span></text:p>
      <text:list xml:id="list200815571441313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6"><text:span text:style-name="T1">Really create? (y/N) </text:span><text:span text:style-name="T4">y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><text:soft-page-break/></text:p>
      <text:list xml:id="list200815890221578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6"><text:span text:style-name="T1">Passphrase: {</text:span><text:span text:style-name="T4">GPG Master Key Passphrase</text:span><text:span text:style-name="T1">}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list xml:id="list200816466452209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6"><text:span text:style-name="T7">sec <text:s/>rsa4096/{key-id_8}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><text:span text:style-name="T7"><text:s text:c="5"/>Created: YYYY-MM-DD <text:s/>expires: never <text:s text:c="6"/>usage: SC</text:span></text:p>
      <text:p text:style-name="P38"><text:span text:style-name="T7"><text:s text:c="5"/>trust: ultimate <text:s text:c="5"/>validity: ultimate</text:span></text:p>
      <text:p text:style-name="P38"><text:span text:style-name="T7">ssb <text:s/>rsa4096/{key-id_8}</text:span></text:p>
      <text:p text:style-name="P38"><text:span text:style-name="T7"><text:s text:c="5"/>Created: YYYY-MM-DD <text:s/>expires: never <text:s text:c="6"/>usage: E</text:span></text:p>
      <text:p text:style-name="P38"><text:span text:style-name="T7">ssb <text:s/>rsa2048/{key-id_8}</text:span></text:p>
      <text:p text:style-name="P38"><text:span text:style-name="T7"><text:s text:c="5"/>Created: YYYY-MM-DD <text:s/>expires: never <text:s text:c="6"/>usage: </text:span><text:span text:style-name="T5">A</text:span></text:p>
      <text:p text:style-name="P38"><text:span text:style-name="T7">[ultimate] (1). {real-name} ({comment}) &lt;{email-address}&gt;</text:span></text:p>
      <text:p text:style-name="P30"/>
      <text:list xml:id="list200815597272987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6"><text:span text:style-name="T1">gpg&gt; sav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list xml:id="list200817137394644" text:continue-numbering="true" text:style-name="WWNum2">
        <text:list-item>
          <text:list>
            <text:list-item>
              <text:p text:style-name="P15"><text:span text:style-name="T1">$ gpg2 -k</text:span></text:p>
            </text:list-item>
          </text:list>
        </text:list-item>
      </text:list>
      <text:p text:style-name="P17"><text:span text:style-name="T7">/root/.gnupg/pubring.kbx</text:span></text:p>
      <text:p text:style-name="P17"><text:span text:style-name="T7">------------------------</text:span></text:p>
      <text:p text:style-name="P17"><text:span text:style-name="T7">pub <text:s text:c="2"/>rsa4096 YYYY-MM-DD [SC]</text:span></text:p>
      <text:p text:style-name="P17"><text:span text:style-name="T7"><text:s text:c="6"/>{key-id_40}</text:span></text:p>
      <text:p text:style-name="P17"><text:span text:style-name="T7">uid <text:s text:c="10"/>[ultimate] {real-name} ({comment}) &lt;{email-address}&gt;</text:span></text:p>
      <text:p text:style-name="P17"><text:span text:style-name="T7">sub <text:s text:c="2"/>rsa4096 YYYY-MM-DD [E]</text:span></text:p>
      <text:p text:style-name="P17"><text:span text:style-name="T5">sub <text:s text:c="2"/>rsa2048 YYYY-MM-DD [A] # 新生成的 set your own capabilities 子密鑰對</text:span></text:p>
      <text:p text:style-name="P32"/>
      <text:list xml:id="list200815647573504" text:continue-numbering="true" text:style-name="WWNum2">
        <text:list-item>
          <text:p text:style-name="P3"><text:span text:style-name="T1">備份 GPG 私鑰</text:span></text:p>
          <text:list>
            <text:list-item>
              <text:p text:style-name="P13"><text:span text:style-name="T1">備份目錄 </text:span></text:p>
              <text:list>
                <text:list-item>
                  <text:p text:style-name="P22"><text:span text:style-name="T1">$ cp -r ~/.gnupg <text:s/>Other/</text:span></text:p>
                </text:list-item>
              </text:list>
            </text:list-item>
            <text:list-item>
              <text:p text:style-name="P13"><text:span text:style-name="T1">備份主私鑰</text:span></text:p>
              <text:list>
                <text:list-item>
                  <text:p text:style-name="P22"><text:span text:style-name="T1">gpg2 -a --export-secret-</text:span><text:span text:style-name="T4">key</text:span><text:span text:style-name="T1"> {</text:span><text:span text:style-name="T4">master</text:span><text:span text:style-name="T1">-key-id} &gt;&gt; Other/{</text:span><text:span text:style-name="T4">master</text:span><text:span text:style-name="T1">-key-id}.</text:span><text:span text:style-name="T4">master</text:span><text:span text:style-name="T1">.key</text:span></text:p>
                </text:list-item>
              </text:list>
            </text:list-item>
            <text:list-item>
              <text:p text:style-name="P13"><text:span text:style-name="T1">備份子私鑰</text:span></text:p>
              <text:list>
                <text:list-item>
                  <text:p text:style-name="P22"><text:span text:style-name="T1">gpg2 -a --export-secret-</text:span><text:span text:style-name="T4">subkey</text:span><text:span text:style-name="T1"> {</text:span><text:span text:style-name="T4">sub</text:span><text:span text:style-name="T1">-key-id} &gt;&gt; Other/{</text:span><text:span text:style-name="T4">sub</text:span><text:span text:style-name="T1">-key-id}.</text:span><text:span text:style-name="T4">sub</text:span><text:span text:style-name="T1">.key</text:span></text:p>
                </text:list-item>
              </text:list>
            </text:list-item>
          </text:list>
        </text:list-item>
      </text:list>
      <text:p text:style-name="P1"/>
      <text:list xml:id="list200817307971620" text:continue-numbering="true" text:style-name="WWNum2">
        <text:list-item>
          <text:p text:style-name="P3"><text:span text:style-name="T1">匯出 GPG 主公鑰</text:span></text:p>
          <text:list>
            <text:list-item>
              <text:p text:style-name="P13"><text:span text:style-name="T1">gpg2 -a --export {</text:span><text:span text:style-name="T4">master</text:span><text:span text:style-name="T1">-key-id} &gt;&gt; Other/{</text:span><text:span text:style-name="T4">master</text:span><text:span text:style-name="T1">-key-id}.</text:span><text:span text:style-name="T4">pub</text:span><text:span text:style-name="T1">.key</text:span></text:p>
            </text:list-item>
            <text:list-item>
              <text:p text:style-name="P13"><text:span text:style-name="T1">gpg2 -a --export {</text:span><text:span text:style-name="T4">sub</text:span><text:span text:style-name="T1">-key-id} &gt;&gt; Other/{</text:span><text:span text:style-name="T4">sub</text:span><text:span text:style-name="T1">-key-id}.</text:span><text:span text:style-name="T4">pub</text:span><text:span text:style-name="T1">.key</text:span></text:p>
            </text:list-item>
          </text:list>
        </text:list-item>
      </text:list>
      <text:p text:style-name="P32"/>
      <text:list xml:id="list200816214695139" text:continue-numbering="true" text:style-name="WWNum2">
        <text:list-item>
          <text:p text:style-name="P7"><text:soft-page-break/><text:span text:style-name="T1">修改子密鑰對的 Passphrase</text:span></text:p>
          <text:list>
            <text:list-item>
              <text:p text:style-name="P12"><text:span text:style-name="T1">$ gpg --edit-key rr</text:span></text:p>
              <text:list>
                <text:list-item>
                  <text:p text:style-name="P21"><text:span text:style-name="T1">gpg&gt; passwd</text:span></text:p>
                  <text:list>
                    <text:list-item>
                      <text:p text:style-name="P36"><text:span text:style-name="T1">Passphrase: (</text:span><text:span text:style-name="T4">GPG Master Key Passphrase</text:span><text:span text:style-name="T1">) </text:span></text:p>
                    </text:list-item>
                    <text:list-item>
                      <text:p text:style-name="P36"><text:span text:style-name="T1">Please enter the new passphras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><text:span text:style-name="T1">Passphrase: pp (</text:span><text:span text:style-name="T4">Global SSH Sing Key passphrase</text:span><text:span text:style-name="T1">)</text:span></text:p>
      <text:list xml:id="list200817057899057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0"><text:span text:style-name="T9">You have not entered a passphrase - this is in general a bad idea!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1"><text:span text:style-name="T9">Please confirm that you do not want to have any protection on your key.</text:span></text:p>
      <text:p text:style-name="P41"><text:span text:style-name="T6">&lt;Yes, protection is not needed&gt;</text:span></text:p>
      <text:list xml:id="list200817016198341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6"><text:span text:style-name="T1">Please </text:span><text:span text:style-name="T4">re-enter</text:span><text:span text:style-name="T1"> this passphras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><text:span text:style-name="T1">Passphrase: pp (</text:span><text:span text:style-name="T4">Global SSH Sing Key passphrase</text:span><text:span text:style-name="T1">)</text:span></text:p>
      <text:list xml:id="list200816408211363" text:continue-numbering="true" text:style-name="WWNum2">
        <text:list-item>
          <text:list>
            <text:list-item>
              <text:list>
                <text:list-item>
                  <text:p text:style-name="P21"><text:span text:style-name="T1">gpg&gt; save</text:span></text:p>
                </text:list-item>
                <text:list-item>
                  <text:p text:style-name="P21"><text:span text:style-name="T4">key not changed so no update needed.</text:span></text:p>
                </text:list-item>
              </text:list>
            </text:list-item>
          </text:list>
        </text:list-item>
      </text:list>
      <text:p text:style-name="P30"/>
      <text:p text:style-name="P30"/>
      <text:list xml:id="list200816546157572" text:continue-numbering="true" text:style-name="WWNum2">
        <text:list-item>
          <text:p text:style-name="P8"><text:span text:style-name="T1">移除主密鑰對的私鑰</text:span></text:p>
          <text:list>
            <text:list-item>
              <text:p text:style-name="P13"><text:span text:style-name="T1">$ sudo su</text:span></text:p>
            </text:list-item>
            <text:list-item>
              <text:p text:style-name="P13"><text:span text:style-name="T1">查詢主密鑰對 Keygrip</text:span></text:p>
              <text:list>
                <text:list-item>
                  <text:p text:style-name="P22"><text:span text:style-name="T1">$ gpg --with-keygrip -k</text:span></text:p>
                </text:list-item>
              </text:list>
            </text:list-item>
          </text:list>
        </text:list-item>
      </text:list>
      <text:p text:style-name="P29"><text:span text:style-name="T7">/root/.gnupg/pubring.kbx</text:span></text:p>
      <text:p text:style-name="P29"><text:span text:style-name="T7">------------------------</text:span></text:p>
      <text:p text:style-name="P29"><text:span text:style-name="T7">pub <text:s text:c="2"/>rsa4096 YYYY-MM-DD [SC]</text:span></text:p>
      <text:p text:style-name="P29"><text:span text:style-name="T7"><text:s text:c="6"/>XX</text:span></text:p>
      <text:p text:style-name="P29"><text:span text:style-name="T7"><text:s text:c="6"/>Keygrip = </text:span><text:span text:style-name="T5">xx</text:span></text:p>
      <text:p text:style-name="P29"><text:span text:style-name="T7">uid <text:s text:c="2"/>[ultimate] rr (cc) &lt;ee&gt;</text:span></text:p>
      <text:p text:style-name="P29"><text:span text:style-name="T7">sub <text:s text:c="2"/>rsa4096 YYYY-MM-DD [E]</text:span></text:p>
      <text:p text:style-name="P29"><text:span text:style-name="T7"><text:s text:c="6"/>Keygrip = yy</text:span></text:p>
      <text:p text:style-name="P29"><text:span text:style-name="T7">sub <text:s text:c="2"/>rsa2048 YYYY-MM-DD [S]</text:span></text:p>
      <text:p text:style-name="P29"><text:span text:style-name="T7"><text:s text:c="6"/>Keygrip = zz</text:span></text:p>
      <text:p text:style-name="P35"/>
      <text:list xml:id="list200816786358494" text:continue-numbering="true" text:style-name="WWNum2">
        <text:list-item>
          <text:list>
            <text:list-item>
              <text:p text:style-name="P13"><text:span text:style-name="T1">$ rm -f ~/.gnupg/private-keys-v1.d/</text:span><text:span text:style-name="T4">xx</text:span><text:span text:style-name="T1">.key</text:span></text:p>
            </text:list-item>
          </text:list>
        </text:list-item>
      </text:list>
      <text:p text:style-name="P35"/>
      <text:list xml:id="list200816467015819" text:continue-numbering="true" text:style-name="WWNum2">
        <text:list-item>
          <text:list>
            <text:list-item>
              <text:p text:style-name="P13"><text:span text:style-name="T1">gpg -</text:span><text:span text:style-name="T4">K</text:span></text:p>
            </text:list-item>
          </text:list>
        </text:list-item>
      </text:list>
      <text:p text:style-name="P18"><text:span text:style-name="T7">/root/.gnupg/pubring.kbx</text:span></text:p>
      <text:p text:style-name="P18"><text:span text:style-name="T7">------------------------</text:span></text:p>
      <text:p text:style-name="P18"><text:span text:style-name="T7">sec</text:span><text:span text:style-name="T5">#</text:span><text:span text:style-name="T7"> <text:s/>rsa4096 YYYY-MM-DD [SC]</text:span></text:p>
      <text:p text:style-name="P18"><text:soft-page-break/><text:span text:style-name="T7"><text:s text:c="2"/><text:tab/> XX</text:span></text:p>
      <text:p text:style-name="P18"><text:span text:style-name="T7">uid <text:s text:c="6"/><text:tab/>[ultimate] Cheng-Chang Ho (HCC GPG Master Key) &lt;hocctwkh@gmail.com&gt;</text:span></text:p>
      <text:p text:style-name="P18"><text:span text:style-name="T7">ssb <text:s text:c="2"/>rsa4096 YYYY-MM-DD [E]</text:span></text:p>
      <text:p text:style-name="P18"><text:span text:style-name="T7">ssb <text:s text:c="2"/>rsa2048 YYYY-MM-DD [S]</text:span></text:p>
      <text:p text:style-name="P31"/>
      <text:list xml:id="list644707360" text:style-name="WWNum1">
        <text:list-item>
          <text:p text:style-name="P9"><text:span text:style-name="T1">GnuPG to OpenSSH</text:span></text:p>
        </text:list-item>
        <text:list-item>
          <text:p text:style-name="P5"><text:span text:style-name="T1">參考 </text:span><text:a xlink:type="simple" xlink:href="http://sysmic.org/dotclear/index.php?post/2010/03/24/Convert-keys-betweens-GnuPG,-OpenSsh-and-OpenSSL" text:style-name="ListLabel_20_19" text:visited-style-name="ListLabel_20_19"><text:span text:style-name="T2">http://sysmic.org/dotclear/index.php?post/2010/03/24/Convert-keys-betweens-GnuPG,-OpenSsh-and-OpenSSL</text:span></text:a></text:p>
        </text:list-item>
        <text:list-item>
          <text:p text:style-name="P5"><text:span text:style-name="T1">安裝 openpgp2ssh tool</text:span></text:p>
          <text:list>
            <text:list-item>
              <text:p text:style-name="P14"><text:span text:style-name="T1">$ sudo apt-get update</text:span></text:p>
            </text:list-item>
            <text:list-item>
              <text:p text:style-name="P14"><text:span text:style-name="T1">$ sudo apt install </text:span><text:span text:style-name="T4">monkeysphere</text:span></text:p>
            </text:list-item>
          </text:list>
        </text:list-item>
      </text:list>
      <text:p text:style-name="P1"/>
      <text:list xml:id="list200817320037684" text:continue-numbering="true" text:style-name="WWNum1">
        <text:list-item>
          <text:p text:style-name="P5"><text:span text:style-name="T1">查詢 RSA 密鑰的指紋</text:span></text:p>
          <text:list>
            <text:list-item>
              <text:p text:style-name="P14"><text:span text:style-name="T1">$ sudo su</text:span></text:p>
            </text:list-item>
            <text:list-item>
              <text:p text:style-name="P14"><text:span text:style-name="T1">gpg --list-secret-keys --keyid-format short</text:span></text:p>
            </text:list-item>
          </text:list>
        </text:list-item>
      </text:list>
      <text:p text:style-name="P18"><text:span text:style-name="T7">/root/.gnupg/pubring.kbx</text:span></text:p>
      <text:p text:style-name="P18"><text:span text:style-name="T7">------------------------</text:span></text:p>
      <text:p text:style-name="P18"><text:span text:style-name="T7">sec# <text:s/>rsa4096/XX YYYY-MM-DD [SC]</text:span></text:p>
      <text:p text:style-name="P18"><text:span text:style-name="T7"><text:s text:c="2"/><text:tab/> xx</text:span></text:p>
      <text:p text:style-name="P18"><text:span text:style-name="T7">uid <text:s text:c="4"/><text:tab/>[ultimate] RR (CC) &lt;EE&gt;</text:span></text:p>
      <text:p text:style-name="P18"><text:span text:style-name="T7">ssb <text:s text:c="2"/>rsa4096/YY YYYY-MM-DD [E]</text:span></text:p>
      <text:p text:style-name="P18"><text:span text:style-name="T7">ssb <text:s text:c="2"/>rsa2048/ZZ YYYY-MM-DD [S]</text:span></text:p>
      <text:list xml:id="list200816034835810" text:continue-numbering="true" text:style-name="WWNum1">
        <text:list-item>
          <text:list>
            <text:list-item>
              <text:p text:style-name="P14"><text:span text:style-name="T1">[SC] - 主私鑰</text:span></text:p>
            </text:list-item>
          </text:list>
        </text:list-item>
      </text:list>
      <text:p text:style-name="P18"><text:span text:style-name="T1">[E] - 主公鑰</text:span></text:p>
      <text:p text:style-name="P18"><text:span text:style-name="T1">[S] - 子私鑰</text:span></text:p>
      <text:p text:style-name="P31"/>
      <text:list xml:id="list200816435620852" text:continue-numbering="true" text:style-name="WWNum1">
        <text:list-item>
          <text:p text:style-name="P5"><text:span text:style-name="T1">Export GPG Secret Keys to id_rsa</text:span></text:p>
          <text:list>
            <text:list-item>
              <text:p text:style-name="P14"><text:soft-page-break/><text:span text:style-name="T1">$ gpg --export-secret-keys XX | openpgp2ssh XX &gt; </text:span><text:span text:style-name="T4">id_rsa</text:span></text:p>
            </text:list-item>
            <text:list-item>
              <text:p text:style-name="P14"><text:span text:style-name="T5">We cannot handle encrypted secret keys. <text:s/>Skipping!</text:span></text:p>
            </text:list-item>
          </text:list>
        </text:list-item>
      </text:list>
      <text:p text:style-name="P18"><text:span text:style-name="T1">參考 </text:span><text:a xlink:type="simple" xlink:href="https://security.stackexchange.com/questions/9633/how-can-i-convert-my-encypted-pgp-secret-key-for-use-performing-ssh-authenticati" text:style-name="ListLabel_20_19" text:visited-style-name="ListLabel_20_19"><text:span text:style-name="T2">https://security.stackexchange.com/questions/9633/how-can-i-convert-my-encypted-pgp-secret-key-for-use-performing-ssh-authenticati</text:span></text:a></text:p>
      <text:list xml:id="list200816679169439" text:continue-numbering="true" text:style-name="WWNum1">
        <text:list-item>
          <text:list>
            <text:list-item>
              <text:list>
                <text:list-item>
                  <text:p text:style-name="P23"><text:span text:style-name="T1">$ </text:span></text:p>
                </text:list-item>
              </text:list>
            </text:list-item>
          </text:list>
        </text:list-item>
      </text:list>
      <text:p text:style-name="P19"/>
      <text:list xml:id="list200815444594257" text:continue-numbering="true" text:style-name="WWNum1">
        <text:list-item>
          <text:p text:style-name="P5"><text:span text:style-name="T1">Generate id_rsa.pub from id_rsa</text:span></text:p>
          <text:list>
            <text:list-item>
              <text:p text:style-name="P14"><text:span text:style-name="T1">$ ssh-keygen -y -f id_rsa &gt; </text:span><text:span text:style-name="T4">id_rsa.pub</text:span></text:p>
            </text:list-item>
          </text:list>
        </text:list-item>
      </text:list>
      <text:p text:style-name="P1"/>
      <text:p text:style-name="P2"><text:span text:style-name="T1"># Then, we change the password for the SSH secret key<text:line-break/>ssh-keygen -f ~/.ssh/id_rsa -p</text:span></text:p>
      <text:p text:style-name="P1"/>
      <text:p text:style-name="P1"/>
      <text:p text:style-name="P1"/>
      <text:list xml:id="list200816698506960" text:continue-numbering="true" text:style-name="WWNum1">
        <text:list-item>
          <text:p text:style-name="P9"><text:span text:style-name="T1">GPG 导入导出 Key</text:span></text:p>
        </text:list-item>
        <text:list-item>
          <text:p text:style-name="P4"><text:span text:style-name="T1">參考 </text:span><text:a xlink:type="simple" xlink:href="https://gythialy.github.io/Howto-import-export-gpg-key/" text:style-name="ListLabel_20_19" text:visited-style-name="ListLabel_20_19"><text:span text:style-name="T2">https://gythialy.github.io/Howto-import-export-gpg-key/</text:span></text:a></text:p>
        </text:list-item>
        <text:list-item>
          <text:p text:style-name="P6"/>
        </text:list-item>
      </text:list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font-name="Courier New" fo:font-family="'Courier New'" style:font-family-generic="roman" style:font-pitch="variable" style:text-underline-style="none" fo:font-weight="bold"/>
    </style:style>
    <style:style style:name="ListLabel_20_3" style:display-name="ListLabel 3" style:family="text">
      <style:text-properties style:text-underline-style="none" fo:font-weight="bold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 fo:font-weight="bold"/>
    </style:style>
    <style:style style:name="ListLabel_20_12" style:display-name="ListLabel 12" style:family="text">
      <style:text-properties style:text-underline-style="none" fo:font-weight="bold"/>
    </style:style>
    <style:style style:name="ListLabel_20_13" style:display-name="ListLabel 13" style:family="text">
      <style:text-properties style:font-name="Courier New" fo:font-family="'Courier New'" style:font-family-generic="roman" style:font-pitch="variable" style:text-underline-style="none" fo:font-weight="bold"/>
    </style:style>
    <style:style style:name="ListLabel_20_14" style:display-name="ListLabel 14" style:family="text">
      <style:text-properties style:text-underline-style="none" fo:font-weight="bold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portrait" fo:margin-top="0.1965in" fo:margin-bottom="0.1965in" fo:margin-left="0.1965in" fo:margin-right="0.1965in" fo:background-color="#ffffff" style:writing-mode="lr-tb" style:layout-grid-color="#c0c0c0" style:layout-grid-lines="200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3" meta:paragraph-count="170" meta:word-count="917" meta:character-count="5668" meta:non-whitespace-character-count="4896"/>
    <meta:generator>LibreOfficeDev/6.0.5.2$Linux_X86_64 LibreOffice_project/</meta:generator>
  </office:meta>
</office:document-meta>
</file>